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Accent_20_2" style:data-style-name="N10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Part purpos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Website Link</text:p>
          </table:table-cell>
          <table:table-cell table:style-name="ce4" office:value-type="string" calcext:value-type="string">
            <text:p>Price Per Unit <text:span text:style-name="T1">(excl. Tax)</text:span></text:p>
          </table:table-cell>
          <table:table-cell table:style-name="ce4" office:value-type="string" calcext:value-type="string">
            <text:p>Total Price <text:span text:style-name="T1">(excl. tax)</text:span>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Reason For Choic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550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eveling fee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Leveling feet M8 F150</text:p>
          </table:table-cell>
          <table:table-cell office:value-type="string" calcext:value-type="string">
            <text:p>https://www.tuli-shop.com/leveling-feet-fi50-m8</text:p>
          </table:table-cell>
          <table:table-cell office:value-type="currency" office:currency="EUR" office:value="3.62" calcext:value-type="currency">
            <text:p>€ 3.62</text:p>
          </table:table-cell>
          <table:table-cell table:formula="of:=[.F37]*[.C35]" office:value-type="currency" office:currency="EUR" office:value="14.48" calcext:value-type="currency">
            <text:p>€ 14.4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Ball Bearings</text:p>
          </table:table-cell>
          <table:table-cell office:value-type="string" calcext:value-type="string">
            <text:p>Y-Axis Fixed Side Suppor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F 15 Economy</text:p>
          </table:table-cell>
          <table:table-cell office:value-type="string" calcext:value-type="string">
            <text:p>https://www.tuli-shop.com/economy-ball-screw-support-bearing-bf-15</text:p>
          </table:table-cell>
          <table:table-cell office:value-type="currency" office:currency="EUR" office:value="44.14" calcext:value-type="currency">
            <text:p>€ 44.14</text:p>
          </table:table-cell>
          <table:table-cell table:formula="of:=[.F41]*[.C39]" office:value-type="currency" office:currency="EUR" office:value="176.56" calcext:value-type="currency">
            <text:p>€ 176.5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Floated side suppor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Ball screw shaft + nut 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rail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A25 ALULIN 400mm</text:p>
          </table:table-cell>
          <table:table-cell office:value-type="string" calcext:value-type="string">
            <text:p><text:a xlink:href="https://www.tuli-shop.com/alulin-linear-guide-rail-a25" xlink:type="simple">https://www.tuli-shop.com/alulin-linear-guide-rail-a25</text:a></text:p>
          </table:table-cell>
          <table:table-cell office:value-type="currency" office:currency="EUR" office:value="40.88" calcext:value-type="currency">
            <text:p>€ 40.88</text:p>
          </table:table-cell>
          <table:table-cell table:formula="of:=[.C51]*[.F53]" office:value-type="currency" office:currency="EUR" office:value="163.52" calcext:value-type="currency">
            <text:p>€ 163.5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lock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GNS-2500 ALULIN</text:p>
          </table:table-cell>
          <table:table-cell office:value-type="string" calcext:value-type="string">
            <text:p>https://www.tuli-shop.com/us/alulin-linear-block-gns-2500</text:p>
          </table:table-cell>
          <table:table-cell office:value-type="currency" office:currency="EUR" office:value="62.15" calcext:value-type="currency">
            <text:p>€ 62.15</text:p>
          </table:table-cell>
          <table:table-cell table:formula="of:=[.C55]*[.F57]" office:value-type="currency" office:currency="EUR" office:value="248.6" calcext:value-type="currency">
            <text:p>€ 248.6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10 M6 Hammer nuts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Hammer nut M6 U10</text:p>
          </table:table-cell>
          <table:table-cell office:value-type="string" calcext:value-type="string">
            <text:p>https://www.tuli-shop.com/us/hammer-nut-u10m6</text:p>
          </table:table-cell>
          <table:table-cell office:value-type="currency" office:currency="EUR" office:value="0.35" calcext:value-type="currency">
            <text:p>€ 0.3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6 L20 Cylindrical screws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Screw with cylindrical head M6 L20</text:p>
          </table:table-cell>
          <table:table-cell office:value-type="string" calcext:value-type="string">
            <text:p>https://www.tuli-shop.com/us/screw-cylindrical-head-m6l20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65]*[.C63]" office:value-type="currency" office:currency="EUR" office:value="4.8" calcext:value-type="currency">
            <text:p>€ 4.8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08:38:22.072192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8-01T17:21:16.734924394</dc:date>
    <meta:editing-duration>PT2H54M13S</meta:editing-duration>
    <meta:editing-cycles>2</meta:editing-cycles>
    <meta:generator>LibreOffice/24.2.5.2$Linux_X86_64 LibreOffice_project/420$Build-2</meta:generator>
    <meta:document-statistic meta:table-count="1" meta:cell-count="183" meta:object-count="0"/>
  </office:meta>
</office:document-meta>
</file>